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25648" officeooo:paragraph-rsid="0012564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==3360== Memcheck, a memory error detector</text:p>
      <text:p text:style-name="Standard">==3360== Copyright (C) 2002-2017, and GNU GPL'd, by Julian Seward et al.</text:p>
      <text:p text:style-name="Standard">==3360== Using Valgrind-3.13.0 and LibVEX; rerun with -h for copyright info</text:p>
      <text:p text:style-name="Standard">==3360== Command: ./DrawTP.sh</text:p>
      <text:p text:style-name="Standard">==3360== </text:p>
      <text:p text:style-name="Standard">compilado com sucesso!</text:p>
      <text:p text:style-name="Standard">==3360== </text:p>
      <text:p text:style-name="Standard">==3360== HEAP SUMMARY:</text:p>
      <text:p text:style-name="Standard">==3360== <text:s text:c="4"/>in use at exit: 10,187 bytes in 60 blocks</text:p>
      <text:p text:style-name="Standard">==3360== <text:s text:c="2"/>total heap usage: 73 allocs, 13 frees, 16,051 bytes allocated</text:p>
      <text:p text:style-name="Standard">==3360== </text:p>
      <text:p text:style-name="Standard">==3360== LEAK SUMMARY:</text:p>
      <text:p text:style-name="Standard">==3360== <text:s text:c="3"/>definitely lost: 0 bytes in 0 blocks</text:p>
      <text:p text:style-name="Standard">==3360== <text:s text:c="3"/>indirectly lost: 0 bytes in 0 blocks</text:p>
      <text:p text:style-name="Standard">==3360== <text:s text:c="5"/>possibly lost: 0 bytes in 0 blocks</text:p>
      <text:p text:style-name="Standard">==3360== <text:s text:c="3"/>still reachable: 10,187 bytes in 60 blocks</text:p>
      <text:p text:style-name="Standard">==3360== <text:s text:c="8"/>suppressed: 0 bytes in 0 blocks</text:p>
      <text:p text:style-name="Standard">==3360== Reachable blocks (those to which a pointer was found) are not shown.</text:p>
      <text:p text:style-name="Standard">==3360== To see them, rerun with: --leak-check=full --show-leak-kinds=all</text:p>
      <text:p text:style-name="Standard">==3360== </text:p>
      <text:p text:style-name="Standard">==3360== For counts of detected and suppressed errors, rerun with: -v</text:p>
      <text:p text:style-name="Standard">==3360== ERROR SUMMARY: 0 errors from 0 contexts (suppressed: 0 from 0)</text:p>
      <text:p text:style-name="Standard"/>
      <text:p text:style-name="P1"><text:tab/>O relatório acima do Valgrind indica que houveram 60 vazamentos de memoria pois alocamos 73 blocos de memoria(equivalentes a <text:s/>16,051 bytes) e só liberamos 13 deles. Onde ficaram ainda <text:s/>10,187 bytes (60 blocos) sendo usados após a finalização do programa.</text:p>
      <text:p text:style-name="P1"><text:tab/>Não conseguimos identificar em nosso código como resolveríamos esse problema na utilização da memória devido a nossa interface gráfica com a biblioteca GTK, que faz várias importações de arquivos e funções que não foram escritas por nó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9T13:46:48.433783304</meta:creation-date>
    <dc:date>2019-11-29T13:58:14.488481023</dc:date>
    <meta:editing-duration>PT26S</meta:editing-duration>
    <meta:editing-cycles>1</meta:editing-cycles>
    <meta:document-statistic meta:table-count="0" meta:image-count="0" meta:object-count="0" meta:page-count="1" meta:paragraph-count="24" meta:word-count="228" meta:character-count="1475" meta:non-whitespace-character-count="1237"/>
    <meta:generator>LibreOffice/6.0.7.3$Linux_X86_64 LibreOffice_project/00m0$Build-3</meta:generator>
  </office:meta>
</office:document-meta>
</file>